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n>1</mn>
      <mo stretchy="false">≠</mo>
      <mn>2</mn>
    </mrow>
    <annotation encoding="StarMath 5.0">1 &lt;&gt; 2 </annotation>
  </semantics>
</math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09:52:13.092239938</meta:creation-date>
    <dc:date>2020-04-16T09:54:02.849102745</dc:date>
    <meta:editing-duration>PT1M49S</meta:editing-duration>
    <meta:editing-cycles>1</meta:editing-cycles>
    <meta:generator>LibreOffice/6.4.2.2$Linux_X86_64 LibreOffice_project/40$Build-2</meta:generator>
  </office:meta>
</office:document-meta>
</file>